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7-11-13 <text:tab/><text:tab/>Grace's Work</text:p>
      <text:p text:style-name="Standard"/>
      <text:p text:style-name="Standard">Background overview: <text:s/></text:p>
      <text:p text:style-name="Standard"/>
      <text:p text:style-name="Standard">-Mechanistic of action of inositol on amyloid fibrils</text:p>
      <text:p text:style-name="Standard">-Does inositol bind to (ie. interact directly with ) Abeta?</text:p>
      <text:p text:style-name="Standard">Yes, not just osmotic effect -&gt; JoAnne ref?</text:p>
      <text:p text:style-name="Standard">-Does it bind the backbone?</text:p>
      <text:p text:style-name="Standard">Presumably based on fact that it acts not just on Abeta but also other amyloidogenic peptides/proteins</text:p>
      <text:p text:style-name="Standard"><text:s/>(ie not sequence-specific) </text:p>
      <text:p text:style-name="Standard">instead, generic binding to extended polypeptide backbone (ref Joanne?)</text:p>
      <text:p text:style-name="Standard"/>
      <text:p text:style-name="Standard">Research Plan:</text:p>
      <text:p text:style-name="Standard"/>
      <text:list text:style-name="L1">
        <text:list-header>
          <text:p text:style-name="P1">Does it bind simple amyloidogenic peptide = GAGAGAGA ?</text:p>
        </text:list-header>
        <text:list-item>
          <text:p text:style-name="P1">Monomer in solution – results: binding modes; peptide conformation equilibrium – compare to sarah's results without inositol</text:p>
        </text:list-item>
        <text:list-item>
          <text:p text:style-name="P1">Alanine dipeptide<text:line-break/>Quantitative results</text:p>
          <text:list>
            <text:list-item>
              <text:p text:style-name="P1">Both mono and bidentate</text:p>
            </text:list-item>
            <text:list-item>
              <text:p text:style-name="P1">Extended population x 2 (bidentate)</text:p>
            </text:list-item>
            <text:list-item>
              <text:p text:style-name="P1">No distinction between diastereoisomers</text:p>
            </text:list-item>
          </text:list>
        </text:list-item>
        <text:list-item>
          <text:p text:style-name="P1">Amorphous aggregates: <text:line-break/>Analyze quantitative results</text:p>
          <text:list>
            <text:list-item>
              <text:p text:style-name="P1">1,2,3+ HBs?</text:p>
            </text:list-item>
            <text:list-item>
              <text:p text:style-name="P1">Disaggregation ? </text:p>
            </text:list-item>
          </text:list>
        </text:list-item>
        <text:list-item>
          <text:p text:style-name="P1">Finite beta sheet: unstable =&gt; non-equilibrium simulations + 1 – 2 prying off events – dissect and use to refine mechanistic hypothesis</text:p>
          <text:p text:style-name="P1">- why scyllo works better? hydrogen bonding edge vs. nonpolar faces</text:p>
          <text:p text:style-name="P1">- “catalytic” mechanism - <text:s/>there are multiple binding events</text:p>
        </text:list-item>
        <text:list-item>
          <text:p text:style-name="P1">Infinite beta sheet</text:p>
          <text:list>
            <text:list-item>
              <text:p text:style-name="P1"><text:s/>Construct stable 2 stack sheets</text:p>
            </text:list-item>
            <text:list-item>
              <text:p text:style-name="P1">Binding modes and statistics ? <text:s/>Get similar events? (bidentate)</text:p>
            </text:list-item>
          </text:list>
        </text:list-item>
        <text:list-item>
          <text:p text:style-name="P1">Imperfect (defective) fibrils that contain exposed edges ? <text:s/></text:p>
          <text:p text:style-name="P1">Note: if single sheet inherently unstable, perhaps grabbing on exposed edge to peel off sheet from stack will suffice?</text:p>
        </text:list-item>
      </text:list>
      <text:p text:style-name="Standard"/>
      <text:p text:style-name="Standard">Also consider/future directions:</text:p>
      <text:list text:style-name="L2">
        <text:list-item>
          <text:p text:style-name="P2">mixture of infinite sheet and monomeric peptide?</text:p>
        </text:list-item>
        <text:list-item>
          <text:p text:style-name="P2">run more systems at once</text:p>
        </text:list-item>
        <text:list-item>
          <text:p text:style-name="P2">mix pleated single infinite sheet with inositol? <text:s text:c="2"/></text:p>
        </text:list-item>
        <text:list-item>
          <text:p text:style-name="P2">more heterogeneous sequences: eg. KLVFFAE infinite stacked dimer</text:p>
        </text:list-item>
        <text:list-item>
          <text:p text:style-name="P2">binding of inositols at ends vs. middle of shee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14T11:51:32</meta:creation-date>
    <dc:date>2007-11-14T14:57:04</dc:date>
    <dc:language>en-US</dc:language>
    <meta:editing-cycles>17</meta:editing-cycles>
    <meta:editing-duration>PT3H5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233" meta:character-count="1656"/>
  </office:meta>
</office:document-meta>
</file>